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dcf4" officeooo:paragraph-rsid="0000dcf4" style:language-asian="zh" style:country-asian="TW"/>
    </style:style>
    <style:style style:name="P2" style:family="paragraph" style:parent-style-name="Standard">
      <style:paragraph-properties fo:text-align="start" style:justify-single-word="false"/>
      <style:text-properties officeooo:rsid="0000dcf4" officeooo:paragraph-rsid="0000dcf4" style:language-asian="zh" style:country-asian="TW"/>
    </style:style>
    <style:style style:name="P3" style:family="paragraph" style:parent-style-name="Standard">
      <style:paragraph-properties fo:text-align="center" style:justify-single-word="false"/>
      <style:text-properties fo:font-size="26pt" officeooo:rsid="0000dcf4" officeooo:paragraph-rsid="0000dcf4" style:font-size-asian="26pt" style:language-asian="zh" style:country-asian="TW" style:font-size-complex="26pt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0dcf4" officeooo:paragraph-rsid="0000dcf4" style:language-asian="zh" style:country-asian="TW"/>
    </style:style>
    <style:style style:name="P5" style:family="paragraph" style:parent-style-name="Standard" style:list-style-name="L2">
      <style:paragraph-properties fo:text-align="start" style:justify-single-word="false"/>
      <style:text-properties officeooo:rsid="0000dcf4" officeooo:paragraph-rsid="0000dcf4" style:language-asian="zh" style:country-asian="TW"/>
    </style:style>
    <style:style style:name="P6" style:family="paragraph" style:parent-style-name="Standard" style:list-style-name="L3">
      <style:paragraph-properties fo:text-align="start" style:justify-single-word="false"/>
      <style:text-properties officeooo:rsid="0000dcf4" officeooo:paragraph-rsid="0000dcf4" style:language-asian="zh" style:country-asian="TW"/>
    </style:style>
    <style:style style:name="P7" style:family="paragraph" style:parent-style-name="Standard" style:list-style-name="L4">
      <style:paragraph-properties fo:text-align="start" style:justify-single-word="false"/>
      <style:text-properties officeooo:rsid="0000dcf4" officeooo:paragraph-rsid="0000dcf4" style:language-asian="zh" style:country-asian="TW"/>
    </style:style>
    <style:style style:name="P8" style:family="paragraph" style:parent-style-name="Standard" style:list-style-name="L5">
      <style:paragraph-properties fo:text-align="start" style:justify-single-word="false"/>
      <style:text-properties officeooo:rsid="0000dcf4" officeooo:paragraph-rsid="0000dcf4" style:language-asian="zh" style:country-asian="TW"/>
    </style:style>
    <style:style style:name="P9" style:family="paragraph" style:parent-style-name="Standard" style:list-style-name="L6">
      <style:paragraph-properties fo:text-align="start" style:justify-single-word="false"/>
      <style:text-properties officeooo:rsid="0000dcf4" officeooo:paragraph-rsid="0000dcf4" style:language-asian="zh" style:country-asian="TW"/>
    </style:style>
    <style:style style:name="P10" style:family="paragraph" style:parent-style-name="Standard">
      <style:paragraph-properties fo:text-align="center" style:justify-single-word="false"/>
      <style:text-properties officeooo:rsid="0000dcf4" officeooo:paragraph-rsid="0000dcf4" style:language-asian="zh" style:country-asian="TW"/>
    </style:style>
    <style:style style:name="P11" style:family="paragraph" style:parent-style-name="Standard" style:list-style-name="L4">
      <style:paragraph-properties fo:text-align="start" style:justify-single-word="false"/>
      <style:text-properties officeooo:rsid="0002efbf" officeooo:paragraph-rsid="0002efbf" style:language-asian="zh" style:country-asian="TW"/>
    </style:style>
    <style:style style:name="P12" style:family="paragraph" style:parent-style-name="Standard" style:list-style-name="L5">
      <style:paragraph-properties fo:text-align="start" style:justify-single-word="false"/>
      <style:text-properties officeooo:rsid="00042e46" officeooo:paragraph-rsid="00042e46" style:language-asian="zh" style:country-asian="TW"/>
    </style:style>
    <style:style style:name="P13" style:family="paragraph" style:parent-style-name="Standard" style:list-style-name="L5">
      <style:paragraph-properties fo:text-align="start" style:justify-single-word="false"/>
      <style:text-properties officeooo:rsid="00049fb6" officeooo:paragraph-rsid="00049fb6" style:language-asian="zh" style:country-asian="TW"/>
    </style:style>
    <style:style style:name="P14" style:family="paragraph" style:parent-style-name="Standard" style:list-style-name="L7">
      <style:paragraph-properties fo:text-align="start" style:justify-single-word="false"/>
      <style:text-properties fo:font-size="13.6999998092651pt" officeooo:rsid="0000dcf4" officeooo:paragraph-rsid="0000dcf4" style:font-size-asian="12pt" style:language-asian="zh" style:country-asian="TW" style:font-size-complex="13.6999998092651pt"/>
    </style:style>
    <style:style style:name="P15" style:family="paragraph" style:parent-style-name="Standard" style:list-style-name="L7">
      <style:paragraph-properties fo:text-align="start" style:justify-single-word="false"/>
      <style:text-properties fo:font-size="13.6999998092651pt" officeooo:rsid="0000dcf4" officeooo:paragraph-rsid="000166a1" style:font-size-asian="12pt" style:language-asian="zh" style:country-asian="TW" style:font-size-complex="13.6999998092651pt"/>
    </style:style>
    <style:style style:name="P16" style:family="paragraph" style:parent-style-name="Standard" style:list-style-name="L7">
      <style:paragraph-properties fo:text-align="start" style:justify-single-word="false"/>
      <style:text-properties fo:font-size="13.6999998092651pt" officeooo:rsid="0000dcf4" officeooo:paragraph-rsid="0001b0fb" style:font-size-asian="12pt" style:language-asian="zh" style:country-asian="TW" style:font-size-complex="13.6999998092651pt"/>
    </style:style>
    <style:style style:name="P17" style:family="paragraph" style:parent-style-name="Standard" style:list-style-name="L8">
      <style:paragraph-properties fo:text-align="start" style:justify-single-word="false">
        <style:tab-stops>
          <style:tab-stop style:position="3.881cm"/>
        </style:tab-stops>
      </style:paragraph-properties>
      <style:text-properties fo:font-size="13.6999998092651pt" officeooo:rsid="0000dcf4" officeooo:paragraph-rsid="0000dcf4" style:font-size-asian="12pt" style:language-asian="zh" style:country-asian="TW" style:font-size-complex="13.6999998092651pt"/>
    </style:style>
    <style:style style:name="P18" style:family="paragraph" style:parent-style-name="Standard" style:list-style-name="L13">
      <style:paragraph-properties fo:text-align="start" style:justify-single-word="false"/>
      <style:text-properties fo:font-size="13.6999998092651pt" officeooo:rsid="0000dcf4" officeooo:paragraph-rsid="000166a1" style:font-size-asian="12pt" style:language-asian="zh" style:country-asian="TW" style:font-size-complex="13.6999998092651pt"/>
    </style:style>
    <style:style style:name="P19" style:family="paragraph" style:parent-style-name="Standard" style:list-style-name="L15">
      <style:paragraph-properties fo:text-align="start" style:justify-single-word="false"/>
      <style:text-properties fo:font-size="13.6999998092651pt" officeooo:rsid="0000dcf4" officeooo:paragraph-rsid="0001b0fb" style:font-size-asian="12pt" style:language-asian="zh" style:country-asian="TW" style:font-size-complex="13.6999998092651pt"/>
    </style:style>
    <style:style style:name="P20" style:family="paragraph" style:parent-style-name="Standard" style:list-style-name="L17">
      <style:paragraph-properties fo:text-align="start" style:justify-single-word="false"/>
      <style:text-properties fo:font-size="13.6999998092651pt" officeooo:rsid="0000dcf4" officeooo:paragraph-rsid="0001b0fb" style:font-size-asian="12pt" style:language-asian="zh" style:country-asian="TW" style:font-size-complex="13.6999998092651pt"/>
    </style:style>
    <style:style style:name="P21" style:family="paragraph" style:parent-style-name="Standard" style:list-style-name="L10">
      <style:paragraph-properties fo:text-align="start" style:justify-single-word="false"/>
      <style:text-properties fo:font-size="13.6999998092651pt" officeooo:rsid="000166a1" officeooo:paragraph-rsid="000166a1" style:font-size-asian="12pt" style:language-asian="zh" style:country-asian="TW" style:font-size-complex="13.6999998092651pt"/>
    </style:style>
    <style:style style:name="P22" style:family="paragraph" style:parent-style-name="Standard" style:list-style-name="L7">
      <style:paragraph-properties fo:text-align="start" style:justify-single-word="false"/>
      <style:text-properties fo:font-size="13.6999998092651pt" officeooo:rsid="000166a1" officeooo:paragraph-rsid="000166a1" style:font-size-asian="12pt" style:language-asian="zh" style:country-asian="TW" style:font-size-complex="13.6999998092651pt"/>
    </style:style>
    <style:style style:name="P23" style:family="paragraph" style:parent-style-name="Standard" style:list-style-name="L12">
      <style:paragraph-properties fo:text-align="start" style:justify-single-word="false"/>
      <style:text-properties fo:font-size="13.6999998092651pt" officeooo:rsid="000166a1" officeooo:paragraph-rsid="000166a1" style:font-size-asian="12pt" style:language-asian="zh" style:country-asian="TW" style:font-size-complex="13.6999998092651pt"/>
    </style:style>
    <style:style style:name="P24" style:family="paragraph" style:parent-style-name="Standard" style:list-style-name="L16">
      <style:paragraph-properties fo:text-align="start" style:justify-single-word="false"/>
      <style:text-properties fo:font-size="13.6999998092651pt" officeooo:rsid="0001b0fb" officeooo:paragraph-rsid="0001b0fb" style:font-size-asian="12pt" style:language-asian="zh" style:country-asian="TW" style:font-size-complex="13.6999998092651pt"/>
    </style:style>
    <style:style style:name="P25" style:family="paragraph" style:parent-style-name="Standard" style:list-style-name="L9">
      <style:paragraph-properties fo:text-align="start" style:justify-single-word="false"/>
      <style:text-properties fo:font-size="13.6999998092651pt" officeooo:rsid="000166a1" officeooo:paragraph-rsid="000166a1" style:font-size-asian="12pt" style:font-size-complex="13.6999998092651pt"/>
    </style:style>
    <style:style style:name="P26" style:family="paragraph" style:parent-style-name="Standard" style:list-style-name="L11">
      <style:paragraph-properties fo:text-align="start" style:justify-single-word="false"/>
      <style:text-properties fo:font-size="13.6999998092651pt" officeooo:rsid="000166a1" officeooo:paragraph-rsid="000166a1" style:font-size-asian="12pt" style:font-size-complex="13.6999998092651pt"/>
    </style:style>
    <style:style style:name="P27" style:family="paragraph" style:parent-style-name="Standard" style:list-style-name="L13">
      <style:paragraph-properties fo:text-align="start" style:justify-single-word="false"/>
      <style:text-properties fo:font-size="13.6999998092651pt" officeooo:rsid="000166a1" officeooo:paragraph-rsid="000166a1" style:font-size-asian="12pt" style:font-size-complex="13.6999998092651pt"/>
    </style:style>
    <style:style style:name="P28" style:family="paragraph" style:parent-style-name="Standard" style:list-style-name="L14">
      <style:paragraph-properties fo:text-align="start" style:justify-single-word="false"/>
      <style:text-properties fo:font-size="13.6999998092651pt" officeooo:rsid="000166a1" officeooo:paragraph-rsid="000166a1" style:font-size-asian="12pt" style:font-size-complex="13.6999998092651pt"/>
    </style:style>
    <style:style style:name="P29" style:family="paragraph" style:parent-style-name="Standard" style:list-style-name="L18">
      <style:paragraph-properties fo:text-align="start" style:justify-single-word="false"/>
      <style:text-properties fo:font-size="13.6999998092651pt" officeooo:rsid="000166a1" officeooo:paragraph-rsid="000166a1" style:font-size-asian="12pt" style:font-size-complex="13.6999998092651pt"/>
    </style:style>
    <style:style style:name="P30" style:family="paragraph" style:parent-style-name="Standard" style:list-style-name="L7">
      <style:paragraph-properties fo:text-align="start" style:justify-single-word="false"/>
      <style:text-properties fo:font-size="13.6999998092651pt" officeooo:rsid="0001b0fb" officeooo:paragraph-rsid="0001b0fb" style:font-size-asian="12pt" style:font-size-complex="13.6999998092651pt"/>
    </style:style>
    <style:style style:name="P31" style:family="paragraph" style:parent-style-name="Standard" style:list-style-name="L16">
      <style:paragraph-properties fo:text-align="start" style:justify-single-word="false"/>
      <style:text-properties fo:font-size="13.6999998092651pt" officeooo:rsid="0001b0fb" officeooo:paragraph-rsid="0001b0fb" style:font-size-asian="12pt" style:font-size-complex="13.6999998092651pt"/>
    </style:style>
    <style:style style:name="P32" style:family="paragraph" style:parent-style-name="Standard" style:list-style-name="L17">
      <style:paragraph-properties fo:text-align="start" style:justify-single-word="false"/>
      <style:text-properties fo:font-size="13.6999998092651pt" officeooo:rsid="0001b0fb" officeooo:paragraph-rsid="0001b0fb" style:font-size-asian="12pt" style:font-size-complex="13.6999998092651pt"/>
    </style:style>
    <style:style style:name="P33" style:family="paragraph" style:parent-style-name="Standard" style:list-style-name="L7">
      <style:paragraph-properties fo:text-align="start" style:justify-single-word="false"/>
      <style:text-properties officeooo:paragraph-rsid="000166a1"/>
    </style:style>
    <style:style style:name="T1" style:family="text">
      <style:text-properties style:language-asian="zh" style:country-asian="TW"/>
    </style:style>
    <style:style style:name="T2" style:family="text">
      <style:text-properties officeooo:rsid="0000dcf4" style:language-asian="zh" style:country-asian="TW"/>
    </style:style>
    <style:style style:name="T3" style:family="text">
      <style:text-properties fo:font-size="13.6999998092651pt" officeooo:rsid="0000dcf4" style:font-size-asian="12pt" style:language-asian="zh" style:country-asian="TW" style:font-size-complex="13.6999998092651pt"/>
    </style:style>
    <style:style style:name="T4" style:family="text">
      <style:text-properties fo:font-size="13.6999998092651pt" officeooo:rsid="000166a1" style:font-size-asian="12pt" style:language-asian="zh" style:country-asian="TW" style:font-size-complex="13.6999998092651pt"/>
    </style:style>
    <style:style style:name="T5" style:family="text">
      <style:text-properties fo:color="#c9211e"/>
    </style:style>
    <style:style style:name="T6" style:family="text">
      <style:text-properties fo:color="#000000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ff0000"/>
    </style:style>
    <style:style style:name="T9" style:family="text">
      <style:text-properties fo:color="#ff0000" fo:font-weight="bold" style:font-weight-asian="bold" style:font-weight-complex="bold"/>
    </style:style>
    <style:style style:name="T10" style:family="text">
      <style:text-properties fo:color="#2a6099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entOS install GPU</text:p>
      <text:p text:style-name="P1"/>
      <text:p text:style-name="P1"/>
      <text:list xml:id="list1555231242" text:style-name="L1">
        <text:list-item>
          <text:p text:style-name="P4">Download CentOS iso</text:p>
        </text:list-item>
      </text:list>
      <text:list xml:id="list1540151305" text:style-name="L2">
        <text:list-item>
          <text:list>
            <text:list-item>
              <text:p text:style-name="P5"><text:a xlink:type="simple" xlink:href="http://free.nchc.org.tw/centos/7.8.2003/isos/x86_64/" text:style-name="Internet_20_link" text:visited-style-name="Visited_20_Internet_20_Link">http://free.nchc.org.tw/centos/7.8.2003/isos/x86_64/</text:a></text:p>
            </text:list-item>
            <text:list-item>
              <text:p text:style-name="P5">Install system with minimal installation</text:p>
              <text:p text:style-name="P5"/>
            </text:list-item>
          </text:list>
        </text:list-item>
      </text:list>
      <text:list xml:id="list173905527986622" text:continue-list="list1555231242" text:style-name="L1">
        <text:list-item>
          <text:p text:style-name="P4">update linux package</text:p>
        </text:list-item>
      </text:list>
      <text:list xml:id="list1792902843" text:style-name="L3">
        <text:list-item>
          <text:list>
            <text:list-item>
              <text:p text:style-name="P6">$ yum update</text:p>
              <text:p text:style-name="P6"/>
            </text:list-item>
          </text:list>
        </text:list-item>
      </text:list>
      <text:list xml:id="list173905425619365" text:continue-list="list173905527986622" text:style-name="L1">
        <text:list-item>
          <text:p text:style-name="P4">Download nvidia graphics card driver</text:p>
        </text:list-item>
      </text:list>
      <text:list xml:id="list2340964458" text:style-name="L4">
        <text:list-item>
          <text:list>
            <text:list-item>
              <text:p text:style-name="P7"><text:a xlink:type="simple" xlink:href="https://us.download.nvidia.com/XFree86/Linux-x86_64/450.80.02/NVIDIA-Linux-x86_64-450.80.02.run" text:style-name="Internet_20_link" text:visited-style-name="Visited_20_Internet_20_Link">https://us.download.nvidia.com/XFree86/Linux-x86_64/450.80.02/NVIDIA-Linux-x86_64-450.80.02.run</text:a></text:p>
            </text:list-item>
            <text:list-item>
              <text:p text:style-name="P11">This url is for download 1650 GPU card . If you need other card please ask principal for driver</text:p>
              <text:p text:style-name="P7"/>
            </text:list-item>
          </text:list>
        </text:list-item>
      </text:list>
      <text:list xml:id="list173906252853395" text:continue-list="list173905425619365" text:style-name="L1">
        <text:list-item>
          <text:p text:style-name="P4">Install the required packages</text:p>
        </text:list-item>
      </text:list>
      <text:list xml:id="list3451099335" text:style-name="L5">
        <text:list-item>
          <text:list>
            <text:list-item>
              <text:p text:style-name="P8">$ yum install gcc </text:p>
            </text:list-item>
            <text:list-item>
              <text:p text:style-name="P8">$ yum install kernel-devel</text:p>
            </text:list-item>
            <text:list-item>
              <text:p text:style-name="P8">$ yum install "kernel-devel-uname-r == $(uname -r)"</text:p>
              <text:p text:style-name="P12">If you see this message <text:span text:style-name="T5">“No package kernel-devel-uname-r == 3.10.0-1062.el7.x86_64 available.” </text:span><text:span text:style-name="T6">It is mean your kernel version devel can not find in repo . So please download your kernel version devel and install then install driver.</text:span></text:p>
            </text:list-item>
            <text:list-item>
              <text:p text:style-name="P13"><text:span text:style-name="T6">You can use command “</text:span><text:span text:style-name="T8">uname -a</text:span><text:span text:style-name="T6">” to find your kernel version . </text:span></text:p>
              <text:p text:style-name="P13"><text:span text:style-name="T6">Like this “</text:span><text:span text:style-name="T8">Linux localhost.localdomain </text:span><text:span text:style-name="T10">3.10.0-1062.el7.x86_64</text:span><text:span text:style-name="T8"> #1 SMP Wed Aug 7 18:08:02 UTC 2019 x86_64 x86_64 x86_64 GNU/Linux</text:span><text:span text:style-name="T6">”</text:span></text:p>
            </text:list-item>
            <text:list-item>
              <text:p text:style-name="P12"><text:span text:style-name="T6">If you can not find devel package, please ask principal for it.</text:span></text:p>
              <text:p text:style-name="P8"/>
            </text:list-item>
          </text:list>
        </text:list-item>
      </text:list>
      <text:list xml:id="list173906388894641" text:continue-list="list173906252853395" text:style-name="L1">
        <text:list-item>
          <text:p text:style-name="P4">install nvidia driver</text:p>
          <text:p text:style-name="P4"/>
        </text:list-item>
        <text:list-item>
          <text:p text:style-name="P4">check nvidia-smi</text:p>
        </text:list-item>
      </text:list>
      <text:list xml:id="list1160323336" text:style-name="L6">
        <text:list-item>
          <text:list>
            <text:list-item>
              <text:p text:style-name="P9">$ nvidia-smi</text:p>
            </text:list-item>
            <text:list-item>
              <text:p text:style-name="P9">make sure command output show your graphics card information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Install Docker</text:p>
      <text:list xml:id="list1740981524" text:style-name="L7">
        <text:list-item>
          <text:p text:style-name="P14">Uninstall old versions</text:p>
        </text:list-item>
      </text:list>
      <text:list xml:id="list3456075044" text:style-name="L8">
        <text:list-item>
          <text:list>
            <text:list-item>
              <text:p text:style-name="P17">$ sudo yum remove docker \</text:p>
              <text:p text:style-name="P17"><text:s text:c="18"/>docker-client \</text:p>
              <text:p text:style-name="P17"><text:s text:c="18"/>docker-client-latest \</text:p>
              <text:p text:style-name="P17"><text:s text:c="18"/>docker-common \</text:p>
              <text:p text:style-name="P17"><text:s text:c="18"/>docker-latest \</text:p>
              <text:p text:style-name="P17"><text:s text:c="18"/>docker-latest-logrotate \</text:p>
              <text:p text:style-name="P17"><text:s text:c="18"/>docker-logrotate \</text:p>
              <text:p text:style-name="P17"><text:s text:c="18"/>docker-engine</text:p>
              <text:p text:style-name="P17"/>
            </text:list-item>
          </text:list>
        </text:list-item>
      </text:list>
      <text:list xml:id="list173905489185834" text:continue-list="list1740981524" text:style-name="L7">
        <text:list-item>
          <text:p text:style-name="P15">Install using the repository</text:p>
        </text:list-item>
      </text:list>
      <text:list xml:id="list3388812107" text:style-name="L9">
        <text:list-item>
          <text:list>
            <text:list-item>
              <text:p text:style-name="P25">$ sudo yum install -y yum-utils</text:p>
            </text:list-item>
            <text:list-item>
              <text:p text:style-name="P25">$ sudo yum-config-manager \</text:p>
              <text:p text:style-name="P25"><text:s text:c="4"/>--add-repo \</text:p>
              <text:p text:style-name="P25"><text:s text:c="4"/>https://download.docker.com/linux/centos/docker-ce.repo</text:p>
              <text:p text:style-name="P25"/>
            </text:list-item>
          </text:list>
        </text:list-item>
      </text:list>
      <text:list xml:id="list173905948888902" text:continue-list="list173905489185834" text:style-name="L7">
        <text:list-item>
          <text:p text:style-name="P33"><text:span text:style-name="T3">In</text:span><text:span text:style-name="T4">stall</text:span><text:span text:style-name="T3"> </text:span><text:span text:style-name="T4">docker</text:span><text:span text:style-name="T3"> </text:span><text:span text:style-name="T4">engine</text:span></text:p>
        </text:list-item>
      </text:list>
      <text:list xml:id="list3385213712" text:style-name="L10">
        <text:list-item>
          <text:list>
            <text:list-item>
              <text:p text:style-name="P21">$ sudo yum install docker-ce docker-ce-cli containerd.io</text:p>
              <text:p text:style-name="P21"/>
            </text:list-item>
          </text:list>
        </text:list-item>
      </text:list>
      <text:list xml:id="list173905983064245" text:continue-list="list173905948888902" text:style-name="L7">
        <text:list-item>
          <text:p text:style-name="P15">Start Docker</text:p>
        </text:list-item>
      </text:list>
      <text:list xml:id="list2311617146" text:style-name="L11">
        <text:list-item>
          <text:list>
            <text:list-item>
              <text:p text:style-name="P26">$ sudo systemctl start docker</text:p>
              <text:p text:style-name="P26"/>
            </text:list-item>
          </text:list>
        </text:list-item>
      </text:list>
      <text:list xml:id="list173905627030606" text:continue-list="list173905983064245" text:style-name="L7">
        <text:list-item>
          <text:p text:style-name="P22">Check that the Docker version is greater than or equal to 19.0</text:p>
        </text:list-item>
      </text:list>
      <text:list xml:id="list1539656284" text:style-name="L12">
        <text:list-item>
          <text:list>
            <text:list-item>
              <text:p text:style-name="P23">$ docker –version</text:p>
              <text:p text:style-name="P23"/>
            </text:list-item>
          </text:list>
        </text:list-item>
      </text:list>
      <text:list xml:id="list173905690227995" text:continue-list="list173905627030606" text:style-name="L7">
        <text:list-item>
          <text:p text:style-name="P15">install nvidia-container-runtime repository</text:p>
        </text:list-item>
      </text:list>
      <text:list xml:id="list2759683235" text:style-name="L13">
        <text:list-item>
          <text:list>
            <text:list-item>
              <text:p text:style-name="P27"><text:span text:style-name="T1">$ </text:span><text:span text:style-name="T2">distribution=$(. /etc/os-release;echo $ID$VERSION_ID)</text:span></text:p>
            </text:list-item>
            <text:list-item>
              <text:p text:style-name="P27"><text:span text:style-name="T1">$ </text:span><text:span text:style-name="T2">curl -s -L https://nvidia.github.io/nvidia-container-runtime/$distribution/nvidia-container-runtime.repo | \</text:span></text:p>
              <text:p text:style-name="P18"><text:s text:c="2"/>sudo tee /etc/yum.repos.d/nvidia-container-runtime.repo</text:p>
            </text:list-item>
            <text:list-item>
              <text:p text:style-name="P27"><text:span text:style-name="T1">$ </text:span>sudo yum-config-manager --enable libnvidia-container-experimental</text:p>
            </text:list-item>
            <text:list-item>
              <text:p text:style-name="P18"><text:soft-page-break/>$ sudo yum-config-manager --enable nvidia-container-experimental</text:p>
              <text:p text:style-name="P18"/>
            </text:list-item>
          </text:list>
        </text:list-item>
      </text:list>
      <text:list xml:id="list173905755611805" text:continue-list="list173905690227995" text:style-name="L7">
        <text:list-item>
          <text:p text:style-name="P15">Updating repository keys</text:p>
        </text:list-item>
      </text:list>
      <text:list xml:id="list814680892" text:style-name="L14">
        <text:list-item>
          <text:list>
            <text:list-item>
              <text:p text:style-name="P28">DIST=$(sed -n 's/releasever=//p' /etc/yum.conf)</text:p>
            </text:list-item>
            <text:list-item>
              <text:p text:style-name="P28">DIST=${DIST:-$(. /etc/os-release; echo $VERSION_ID)}</text:p>
            </text:list-item>
            <text:list-item>
              <text:p text:style-name="P28">sudo rpm -e gpg-pubkey-f796ecb0</text:p>
            </text:list-item>
            <text:list-item>
              <text:p text:style-name="P28">sudo gpg --homedir /var/lib/yum/repos/$(uname -m)/$DIST/nvidia-container-runtime/gpgdir --delete-key f796ecb0</text:p>
            </text:list-item>
            <text:list-item>
              <text:p text:style-name="P28">sudo yum makecache</text:p>
            </text:list-item>
          </text:list>
        </text:list-item>
      </text:list>
      <text:list xml:id="list173905864168322" text:continue-list="list173905755611805" text:style-name="L7">
        <text:list-item>
          <text:p text:style-name="P16">install nvidia-container-runtime</text:p>
        </text:list-item>
      </text:list>
      <text:list xml:id="list414080922" text:style-name="L15">
        <text:list-item>
          <text:list>
            <text:list-item>
              <text:p text:style-name="P19">$ sudo yum install nvidia-container-runtime</text:p>
              <text:p text:style-name="P19"/>
            </text:list-item>
          </text:list>
        </text:list-item>
      </text:list>
      <text:list xml:id="list173907035722049" text:continue-list="list173905864168322" text:style-name="L7">
        <text:list-item>
          <text:p text:style-name="P30">Docker Engine setup</text:p>
        </text:list-item>
      </text:list>
      <text:list xml:id="list2449230286" text:style-name="L16">
        <text:list-item>
          <text:list>
            <text:list-item>
              <text:p text:style-name="P31">Systemd drop-in file</text:p>
              <text:list>
                <text:list-item>
                  <text:p text:style-name="P31"><text:span text:style-name="T1">$ </text:span>sudo mkdir -p /etc/systemd/system/docker.service.d</text:p>
                </text:list-item>
                <text:list-item>
                  <text:p text:style-name="P31"><text:span text:style-name="T1">$ </text:span>sudo tee /etc/systemd/system/docker.service.d/override.conf &lt;&lt;EOF</text:p>
                  <text:p text:style-name="P31">[Service]</text:p>
                  <text:p text:style-name="P31">ExecStart=</text:p>
                  <text:p text:style-name="P31">ExecStart=/usr/bin/dockerd --host=fd:// --add-runtime=nvidia=/usr/bin/nvidia-container-runtime</text:p>
                  <text:p text:style-name="P31">EOF</text:p>
                </text:list-item>
                <text:list-item>
                  <text:p text:style-name="P31"><text:span text:style-name="T1">$ </text:span>sudo systemctl daemon-reload</text:p>
                </text:list-item>
                <text:list-item>
                  <text:p text:style-name="P31"><text:span text:style-name="T1">$ </text:span>sudo systemctl restart docker</text:p>
                </text:list-item>
              </text:list>
            </text:list-item>
            <text:list-item>
              <text:p text:style-name="P31">Daemon configuration file</text:p>
              <text:list>
                <text:list-item>
                  <text:p text:style-name="P31"><text:span text:style-name="T1">$ </text:span>sudo tee /etc/docker/daemon.json &lt;&lt;EOF</text:p>
                  <text:p text:style-name="P31">{</text:p>
                  <text:p text:style-name="P31"><text:s text:c="4"/>"runtimes": {</text:p>
                  <text:p text:style-name="P31"><text:s text:c="8"/>"nvidia": {</text:p>
                  <text:p text:style-name="P31"><text:s text:c="12"/>"path": "/usr/bin/nvidia-container-runtime",</text:p>
                  <text:p text:style-name="P31"><text:s text:c="12"/>"runtimeArgs": []</text:p>
                  <text:p text:style-name="P31"><text:s text:c="8"/>}</text:p>
                  <text:p text:style-name="P31"><text:s text:c="4"/>}</text:p>
                  <text:p text:style-name="P31">}</text:p>
                  <text:p text:style-name="P31">EOF</text:p>
                </text:list-item>
                <text:list-item>
                  <text:p text:style-name="P31"><text:span text:style-name="T1">$ </text:span>sudo pkill -SIGHUP dockerd</text:p>
                </text:list-item>
              </text:list>
            </text:list-item>
            <text:list-item>
              <text:p text:style-name="P24">Restart docker</text:p>
              <text:list>
                <text:list-item>
                  <text:p text:style-name="P24">$ sudo systemctl restart docker</text:p>
                </text:list-item>
              </text:list>
            </text:list-item>
          </text:list>
        </text:list-item>
      </text:list>
      <text:list xml:id="list173905468254835" text:continue-list="list173907035722049" text:style-name="L7">
        <text:list-header>
          <text:p text:style-name="P16"/>
        </text:list-header>
        <text:list-item>
          <text:p text:style-name="P16">Please refer to the following URL for any problems encountered when installing nvidia-container-runtime</text:p>
        </text:list-item>
      </text:list>
      <text:list xml:id="list4180546879" text:style-name="L17">
        <text:list-item>
          <text:list>
            <text:list-item>
              <text:p text:style-name="P32"><text:a xlink:type="simple" xlink:href="https://github.com/NVIDIA/nvidia-container-runtime/" text:style-name="Internet_20_link" text:visited-style-name="Visited_20_Internet_20_Link"><text:span text:style-name="T2">https://github.com/NVIDIA/nvidia-container-runtime/</text:span></text:a></text:p>
              <text:p text:style-name="P20"/>
            </text:list-item>
          </text:list>
        </text:list-item>
      </text:list>
      <text:list xml:id="list1226788772" text:style-name="L18">
        <text:list-header>
          <text:p text:style-name="P29"><text:soft-page-break/></text:p>
        </text:list-header>
      </text:list>
      <text:p text:style-name="P1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6.2$Windows_X86_64 LibreOffice_project/2196df99b074d8a661f4036fca8fa0cbfa33a497</meta:generator>
    <dc:date>2021-01-06T17:39:04.889000000</dc:date>
    <meta:editing-duration>PT2H17M57S</meta:editing-duration>
    <meta:editing-cycles>4</meta:editing-cycles>
    <meta:document-statistic meta:table-count="0" meta:image-count="0" meta:object-count="0" meta:page-count="4" meta:paragraph-count="94" meta:word-count="464" meta:character-count="3401" meta:non-whitespace-character-count="2932"/>
  </office:meta>
</office:document-meta>
</file>